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323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ириденко С.В.</text:p>
      <text:p text:style-name="P1">гр. 3305</text:p>
      <text:p text:style-name="P1"/>
      <text:p text:style-name="P1">Последнее время часто можно услышать мнение, будто бы люди стали меньше читать. Продолжаются такие разговоры возгласами в защиту «старых добрых» бумажных книг, издатели проводят различные выставки, магазины — акции, пытаясь привлечь к книгам внимание, которое, тем не менее, медленно но верно угасает. Давайте разберёмся, из-за чего здесь «сыр-бор».</text:p>
      <text:p text:style-name="P1">В течение нескольких сотен лет единственным доступным (сначала менее, постепенно всё более) источником информации были книги. Только в середине 20-го века появились телевизоры, немногим раньше — радио. Они не могли составить конкуренцию книгам — по телевизору и радио транслируют то, что хочет нам сказать кто-то, а не то, что мы сами хотим увидеть/услышать/прочитать. Но с появлением в конце прошлого века электронных устройств многим стало ясно, что они являются куда более удобной и практичной альтернативой книгам бумажным. Потому и встревожены не на шутку издатели — на этот раз замахнулись не на то, чтобы потеснить традиционные книги, а на то, чтобы полностью заменить их.</text:p>
      <text:p text:style-name="P1">Какие аргументы наиболее часто можно услышать в пользу бумажных книг? </text:p>
      <text:p text:style-name="P1">Ну, во-первых, что это некий материальный предмет, а электронная книга — нет. Действительно, многим людям приятней обладать чем-то материальным, таким, что можно потрогать и ощутить. Но вдумаемся — так ли уж существенен этот фактор? Ведь это достоинство мгновенно становится недостатком, стоит нам заговорить о нескольких книгах. Их надо носить с собой — это немалая тяжесть. А вот КПК весом пару сотен граммов с сотнями книг «на борту» сегодня уже ни у кого не вызывает удивления. Бумажные книги надо где-то хранить — то есть занять место в комнатах, которые итак у большинства из нас невелики, книжными шкафами — этими огромными пылесборниками, которые всегда грязны, вне зависимости от частоты их уборки.</text:p>
      <text:p text:style-name="P1">Второй аргумент - «традиции», некий ореол привычности и правильности, когда читаешь обычную книгу. Но вдумайтесь, Вас же не призывают одеваться в звериные шкуры, хотя нашим предкам многие тысячи лет назад это было вполне «привычно» и «традиционно». На мой взгляд, здесь скорее имеет место анахронизм.</text:p>
      <text:p text:style-name="P1">Третье... Ну, некоторые говорят о каких-то особых ощущениях, когда читают настоящую книгу, якобы они не испытывают таких при чтении с экрана. Опять же — чистой воды мракобесие. Множество раз пользовался обоими способами чтения, никакой разницы не заметил. Если книга действительно интересна — вы будете увлечены сюжетом, а не тем, как её читать.</text:p>
      <text:p text:style-name="P1">Новая книга приятно пахнет типографской краской... наверное поэтому их с удовольствием едят насекомые и грызуны — старый как мир бич всех библиотек!</text:p>
      <text:p text:style-name="P1">Иногда говорят о порче зрения от чтения с экрана... Да просто купите себе хороший монитор! Порча зрения будет несравненно меньше, нежели от чтения бумажной книги с мелким шрифтом (в темноте, лёжа на кровати — и т.д.). Более того, в противоположность бумажной книге — в электронной вы легко настроите оформление (стили и размеры шрифтов, межстрочные интервалы, засечки, если они вам нравятся).</text:p>
      <text:p text:style-name="P1">Теперь о самом материале: если бумажную книгу имеет возможность напечатать либо известный, либо богатый человек (как правило, известный небогатым не бывает), то электронные материалы доступны в Интернет любому. Разнообразные блоги, дневники и порталы дают возможность любому человеку, имеющему доступ в сеть, изложить свои мысли абсолютно бесплатно, а вот будут ли их читать — это уже решать самим читателя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22T06:22:52</meta:creation-date>
    <dc:date>2008-05-22T06:51:53</dc:date>
    <meta:editing-cycles>28</meta:editing-cycles>
    <meta:editing-duration>PT29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503" meta:character-count="3421"/>
  </office:meta>
</office:document-meta>
</file>